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5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5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04" calcext:value-type="date">
            <text:p>04/09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0-02" calcext:value-type="date">
            <text:p>02/10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2-01" calcext:value-type="date">
            <text:p>01/12/2025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Mens. 10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2-01" calcext:value-type="date">
            <text:p>01/12/2025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Mens. 11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6-01-31" calcext:value-type="date">
            <text:p>31/01/2026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Mens. 12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6-01-31" calcext:value-type="date">
            <text:p>31/01/2026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6-01-31" calcext:value-type="date">
            <text:p>31/01/2026</text:p>
          </table:table-cell>
          <table:table-cell table:style-name="ce59" office:value-type="string" calcext:value-type="string">
            <text:p>Mens. 01/2026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8]-[.F8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8])" office:value-type="float" office:value="300" calcext:value-type="float">
            <text:p>30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78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81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min-integer-digits="1"/>
    </number:number-style>
    <number:number-style style:name="N140P1" style:volatile="true">
      <number:number number:min-integer-digits="1"/>
    </number:number-style>
    <number:number-style style:name="N140">
      <number:text>- DM""""""""""""""""""""""""""""""""""""""""""""""""""</number:text>
      <style:map style:condition="value()&gt;0" style:apply-style-name="N140P0"/>
      <style:map style:condition="value()&lt;0" style:apply-style-name="N140P1"/>
    </number:number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">
      <style:text-properties fo:color="#ff0000"/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date-style style:name="N147">
      <number:month number:textual="true"/>
      <number:text> </number:text>
      <number:year/>
    </number:date-style>
    <number:date-style style:name="N148">
      <number:day number:style="long"/>
      <number:text>. </number:text>
      <number:month number:textual="true"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</number:number-style>
    <number:number-style style:name="N15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2">
      <number:text>-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time-style style:name="N153">
      <number:minutes number:style="long"/>
      <number:text>:</number:text>
      <number:seconds number:style="long"/>
    </number:time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5:38:06.944872900">00:00:00</text:time></text:span><text:span text:style-name="MT2"><text:s/></text:span></text:p>
        </style:region-center>
        <style:region-right>
          <text:p><text:span text:style-name="MT4">Felipe Fernandes M. S. Fisio. S. U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Felipe Fernandes M. S. Fisio. S. U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5:38:06.952089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50:15</meta:creation-date>
    <dc:date>2026-02-02T15:38:55.253083600</dc:date>
    <meta:print-date>2019-12-18T13:30:11.329000000</meta:print-date>
    <dc:language>pt-PT</dc:language>
    <meta:editing-cycles>453</meta:editing-cycles>
    <meta:editing-duration>PT15H5M1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